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paragraph-rsid="0144db6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44db60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1384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64ef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ef2185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192275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3" fo:font-size="9.5pt" fo:language="nl" fo:country="NL" fo:font-style="normal" style:text-underline-style="none" fo:font-weight="normal" officeooo:rsid="02e5ade6" officeooo:paragraph-rsid="014157ec" fo:background-color="transparent" style:font-size-asian="9.5pt" style:language-asian="nl" style:country-asian="NL" style:font-style-asian="normal" style:font-weight-asian="normal" style:font-name-complex="Bitstream Vera Sans" style:font-size-complex="9.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Ubuntu3" fo:font-size="9.5pt" fo:language="nl" fo:country="NL" fo:font-style="normal" style:text-underline-style="none" fo:font-weight="normal" officeooo:rsid="02e5ade6" officeooo:paragraph-rsid="01458403" fo:background-color="transparent" style:font-size-asian="9.5pt" style:language-asian="nl" style:country-asian="NL" style:font-style-asian="normal" style:font-weight-asian="normal" style:font-name-complex="Bitstream Vera Sans" style:font-size-complex="9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Ubuntu3" fo:font-size="9.5pt" fo:language="nl" fo:country="NL" fo:font-style="normal" style:text-underline-style="none" fo:font-weight="normal" officeooo:rsid="02e5ade6" officeooo:paragraph-rsid="01e63b06" fo:background-color="transparent" style:font-size-asian="9.5pt" style:language-asian="nl" style:country-asian="NL" style:font-style-asian="normal" style:font-weight-asian="normal" style:font-name-complex="Bitstream Vera Sans" style:font-size-complex="9.5pt" style:font-style-complex="normal" style:font-weight-complex="normal"/>
    </style:style>
    <style:style style:name="P12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15c825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officeooo:paragraph-rsid="016aa0a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officeooo:paragraph-rsid="015c8258"/>
    </style:style>
    <style:style style:name="P15" style:family="paragraph" style:parent-style-name="Standard">
      <style:text-properties officeooo:paragraph-rsid="01bd1d34"/>
    </style:style>
    <style:style style:name="P16" style:family="paragraph" style:parent-style-name="Standard">
      <style:text-properties style:font-name="Ubuntu3" fo:font-size="12pt" officeooo:paragraph-rsid="016aa0a5" style:font-size-asian="12pt" style:font-size-complex="12pt"/>
    </style:style>
    <style:style style:name="P17" style:family="paragraph" style:parent-style-name="Standard">
      <style:text-properties style:font-name="Ubuntu3" fo:font-size="12pt" officeooo:paragraph-rsid="021ccd66" style:font-size-asian="12pt" style:font-size-complex="12pt"/>
    </style:style>
    <style:style style:name="P18" style:family="paragraph" style:parent-style-name="Footnote">
      <style:text-properties officeooo:rsid="0522dfb5" officeooo:paragraph-rsid="0522dfb5"/>
    </style:style>
    <style:style style:name="P19" style:family="paragraph" style:parent-style-name="Footnote">
      <style:text-properties officeooo:paragraph-rsid="04473353"/>
    </style:style>
    <style:style style:name="P20" style:family="paragraph" style:parent-style-name="Footnote">
      <style:text-properties officeooo:paragraph-rsid="02092edb"/>
    </style:style>
    <style:style style:name="P21" style:family="paragraph" style:parent-style-name="Standard">
      <style:paragraph-properties fo:text-align="center" style:justify-single-word="false" fo:padding="0.049cm" fo:border="0.06pt solid #000000" style:writing-mode="lr-tb"/>
      <style:text-properties officeooo:paragraph-rsid="01bd1d34"/>
    </style:style>
    <style:style style:name="P2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10c41"/>
    </style:style>
    <style:style style:name="P2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7db5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2092ed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200964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1c81b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0c3256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b37546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c9e4c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d1334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c9f570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0b315e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1ebb35"/>
    </style:style>
    <style:style style:name="P3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731f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1">
      <style:text-properties officeooo:paragraph-rsid="016aa0a5"/>
    </style:style>
    <style:style style:name="P37" style:family="paragraph" style:parent-style-name="Standard" style:list-style-name="L1">
      <style:text-properties fo:font-size="12pt" fo:language="nl" fo:country="NL" fo:font-style="normal" style:text-underline-style="none" fo:font-weight="normal" officeooo:paragraph-rsid="016aa0a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text-properties fo:color="#000000" style:text-line-through-style="none" style:text-line-through-type="none" style:font-name="Bitstream Vera Sans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9" style:family="paragraph" style:parent-style-name="Standard" style:list-style-name="L1">
      <style:text-properties fo:color="#000000" style:text-line-through-style="none" style:text-line-through-type="none" style:font-name="Bitstream Vera Sans" fo:font-size="10.5pt" fo:language="nl" fo:country="NL" fo:font-style="normal" style:text-underline-style="none" fo:font-weight="normal" officeooo:paragraph-rsid="017db573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0" style:family="paragraph" style:parent-style-name="Standard" style:list-style-name="L1">
      <style:text-properties fo:color="#000000" style:font-name="Ubuntu3" fo:font-size="10.5pt" officeooo:paragraph-rsid="01f69d93" style:font-size-asian="10.5pt" style:font-name-complex="Bitstream Vera Sans" style:font-size-complex="10.5pt"/>
    </style:style>
    <style:style style:name="P41" style:family="paragraph" style:parent-style-name="Standard" style:list-style-name="L1">
      <style:text-properties fo:color="#000000" style:font-name="Ubuntu3" fo:font-size="10.5pt" officeooo:paragraph-rsid="01f0b777" style:font-size-asian="10.5pt" style:font-name-complex="Bitstream Vera Sans" style:font-size-complex="10.5pt"/>
    </style:style>
    <style:style style:name="P42" style:family="paragraph" style:parent-style-name="Standard" style:list-style-name="L1">
      <style:text-properties fo:color="#000000" style:font-name="Ubuntu3" fo:font-size="10.5pt" officeooo:paragraph-rsid="01f7395b" style:font-size-asian="10.5pt" style:font-name-complex="Bitstream Vera Sans" style:font-size-complex="10.5pt"/>
    </style:style>
    <style:style style:name="P43" style:family="paragraph" style:parent-style-name="Standard" style:list-style-name="L1">
      <style:text-properties fo:color="#000000" style:font-name="Ubuntu3" fo:font-size="10.5pt" officeooo:paragraph-rsid="021f6e8d" style:font-size-asian="10.5pt" style:font-name-complex="Bitstream Vera Sans" style:font-size-complex="10.5pt"/>
    </style:style>
    <style:style style:name="P44" style:family="paragraph" style:parent-style-name="Standard" style:list-style-name="L1">
      <style:text-properties fo:color="#000000" style:font-name="Ubuntu3" fo:font-size="10.5pt" officeooo:rsid="01f1b868" officeooo:paragraph-rsid="02199350" style:font-size-asian="10.5pt" style:font-name-complex="Bitstream Vera Sans" style:font-size-complex="10.5pt"/>
    </style:style>
    <style:style style:name="P45" style:family="paragraph" style:parent-style-name="Standard" style:list-style-name="L1">
      <style:text-properties fo:color="#000000" style:font-name="Ubuntu3" fo:font-size="10.5pt" officeooo:rsid="01f1b868" officeooo:paragraph-rsid="020ff37c" style:font-size-asian="10.5pt" style:font-name-complex="Bitstream Vera Sans" style:font-size-complex="10.5pt"/>
    </style:style>
    <style:style style:name="P46" style:family="paragraph" style:parent-style-name="Standard" style:list-style-name="L1">
      <style:text-properties fo:color="#000000" style:font-name="Ubuntu3" fo:font-size="10.5pt" officeooo:rsid="01f1b868" officeooo:paragraph-rsid="02155365" style:font-size-asian="10.5pt" style:font-name-complex="Bitstream Vera Sans" style:font-size-complex="10.5pt"/>
    </style:style>
    <style:style style:name="P47" style:family="paragraph" style:parent-style-name="Standard" style:list-style-name="L1"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 style:list-style-name="L1">
      <style:text-properties fo:color="#000000" style:font-name="Ubuntu3" fo:font-size="12pt" fo:language="nl" fo:country="NL" fo:font-style="normal" style:text-underline-style="none" fo:font-weight="normal" officeooo:paragraph-rsid="017db5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 style:list-style-name="L1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50" style:family="paragraph" style:parent-style-name="Standard" style:list-style-name="L1">
      <style:text-properties style:font-name="Ubuntu3" fo:font-size="12pt" fo:language="nl" fo:country="NL" officeooo:paragraph-rsid="017db573" fo:background-color="transparent" style:font-size-asian="12pt" style:language-asian="nl" style:country-asian="NL" style:font-name-complex="Bitstream Vera Sans" style:font-size-complex="12pt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font-size-asian="12pt" style:language-asian="nl" style:country-asian="NL" style:font-size-complex="12pt"/>
    </style:style>
    <style:style style:name="T3" style:family="text">
      <style:text-properties officeooo:rsid="01066905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2b7c9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8d35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7274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b48c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9b52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9c043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c9e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d133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ee3e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afe6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d376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00964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26f5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d17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890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26f5c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3c28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d9196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b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daa32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3db0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9fc2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02e56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99b52a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8d331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8c9e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858a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83c28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c1cba5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fo:language="nl" fo:country="NL" fo:font-style="normal" style:text-underline-style="none" officeooo:rsid="0055eeeb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fo:color="#000000" style:text-line-through-style="none" style:text-line-through-type="none" fo:language="nl" fo:country="NL" fo:font-style="normal" style:text-underline-style="none" fo:font-weight="normal" officeooo:rsid="02e5ade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" style:family="text">
      <style:text-properties fo:color="#000000" style:text-line-through-style="none" style:text-line-through-type="none" fo:language="nl" fo:country="NL" fo:font-style="normal" style:text-underline-style="none" fo:font-weight="normal" officeooo:rsid="0154e88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style:text-line-through-style="none" style:text-line-through-type="none" fo:language="nl" fo:country="NL" fo:font-style="normal" style:text-underline-style="none" fo:font-weight="normal" officeooo:rsid="0183b5e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style:text-line-through-style="none" style:text-line-through-type="none" fo:language="nl" fo:country="NL" fo:font-style="normal" style:text-underline-style="none" fo:font-weight="normal" officeooo:rsid="01943da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1" style:family="text">
      <style:text-properties fo:color="#000000" style:text-line-through-style="none" style:text-line-through-type="none" fo:language="nl" fo:country="NL" fo:font-style="normal" style:text-underline-style="none" fo:font-weight="normal" officeooo:rsid="01bb7801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fo:color="#000000" style:text-line-through-style="none" style:text-line-through-type="none" fo:language="nl" fo:country="NL" fo:font-style="normal" style:text-underline-style="none" officeooo:rsid="018c9e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style:text-line-through-style="none" style:text-line-through-type="none" fo:language="nl" fo:country="NL" fo:font-style="normal" fo:font-weight="normal" officeooo:rsid="018b48c4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fo:language="nl" fo:country="NL" fo:font-style="normal" fo:font-weight="normal" officeooo:rsid="01abf47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fo:language="nl" fo:country="NL" fo:font-style="normal" fo:font-weight="normal" officeooo:rsid="01b2fad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fo:language="nl" fo:country="NL" style:text-underline-style="none" officeooo:rsid="0055eeeb" style:font-name-asian="DejaVu Sans1" style:font-size-asian="12pt" style:language-asian="nl" style:country-asian="NL" style:font-name-complex="Bitstream Vera Sans" style:font-size-complex="12pt"/>
    </style:style>
    <style:style style:name="T57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19d563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3" fo:font-size="12pt" fo:language="nl" fo:country="NL" fo:font-weight="normal" officeooo:rsid="0069d5a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3" fo:font-size="12pt" fo:language="nl" fo:country="NL" fo:font-weight="normal" officeooo:rsid="001319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3" fo:font-size="12pt" fo:language="nl" fo:country="NL" fo:font-weight="normal" officeooo:rsid="007cad4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3" fo:font-size="12pt" fo:language="nl" fo:country="NL" fo:font-weight="normal" officeooo:rsid="0124e3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3" fo:font-size="12pt" fo:language="nl" fo:country="NL" fo:font-weight="normal" officeooo:rsid="012b4cf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3" fo:font-size="12pt" fo:language="nl" fo:country="NL" fo:font-weight="normal" officeooo:rsid="012d851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3" fo:font-size="12pt" fo:language="nl" fo:country="NL" fo:font-weight="normal" officeooo:rsid="015cf5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3" fo:font-size="12pt" fo:language="nl" fo:country="NL" fo:font-weight="normal" officeooo:rsid="017462a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3" fo:font-size="12pt" fo:language="nl" fo:country="NL" fo:font-weight="normal" officeooo:rsid="0183c28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Ubuntu3" fo:font-size="12pt" fo:language="nl" fo:country="NL" fo:font-weight="normal" officeooo:rsid="01858a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3" fo:font-size="12pt" fo:language="nl" fo:country="NL" fo:font-weight="normal" officeooo:rsid="01d9196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3" fo:font-size="12pt" fo:language="nl" fo:country="NL" fo:font-weight="bold" officeooo:rsid="0183c285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72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3" style:family="text">
      <style:text-properties fo:color="#000000" fo:language="nl" fo:country="NL" fo:font-weight="normal" officeooo:rsid="01a13849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4" style:family="text">
      <style:text-properties fo:color="#000000" fo:language="nl" fo:country="NL" fo:font-weight="normal" officeooo:rsid="01a1b65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5" style:family="text">
      <style:text-properties fo:color="#000000" fo:language="nl" fo:country="NL" fo:font-weight="normal" officeooo:rsid="01e9b22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6" style:family="text">
      <style:text-properties fo:color="#000000" fo:language="nl" fo:country="NL" fo:font-weight="normal" officeooo:rsid="01ef2185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7" style:family="text">
      <style:text-properties fo:color="#000000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fo:language="nl" fo:country="NL" fo:font-weight="normal" officeooo:rsid="004295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fo:language="nl" fo:country="NL" fo:font-weight="normal" officeooo:rsid="0051ee42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fo:language="nl" fo:country="NL" fo:font-weight="normal" officeooo:rsid="015b182b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fo:language="nl" fo:country="NL" fo:font-weight="normal" officeooo:rsid="02125a45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fo:language="nl" fo:country="NL" officeooo:rsid="01a4b0d0" fo:background-color="transparent" loext:char-shading-value="0" style:font-size-asian="12pt" style:language-asian="nl" style:country-asian="NL" style:font-size-complex="12pt"/>
    </style:style>
    <style:style style:name="T83" style:family="text">
      <style:text-properties fo:color="#000000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style:font-name="Ubuntu3" fo:font-size="12pt" fo:language="nl" fo:country="NL" officeooo:rsid="0034952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style:font-name="Ubuntu3" fo:font-size="12pt" fo:language="nl" fo:country="NL" officeooo:rsid="00bdb21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style:font-name="Ubuntu3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style:font-name="Ubuntu3" fo:font-size="12pt" fo:language="nl" fo:country="NL" officeooo:rsid="021922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style:font-name="Ubuntu3" fo:font-size="12pt" fo:language="nl" fo:country="NL" officeooo:rsid="00bdb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style:font-name="Ubuntu3" fo:font-size="12pt" fo:font-weight="normal" officeooo:rsid="0162c119" style:font-name-asian="DejaVu Sans1" style:font-weight-asian="normal" style:font-weight-complex="normal"/>
    </style:style>
    <style:style style:name="T91" style:family="text">
      <style:text-properties style:font-name="Ubuntu3" fo:font-size="12pt" fo:font-weight="normal" officeooo:rsid="018adb1d" style:font-name-asian="DejaVu Sans1" style:font-weight-asian="normal" style:font-weight-complex="normal"/>
    </style:style>
    <style:style style:name="T92" style:family="text">
      <style:text-properties style:font-name="Ubuntu3" fo:font-size="12pt" fo:font-weight="normal" officeooo:rsid="01a7e042" style:font-name-asian="DejaVu Sans1" style:font-weight-asian="normal" style:font-weight-complex="normal"/>
    </style:style>
    <style:style style:name="T93" style:family="text">
      <style:text-properties style:font-name="Ubuntu3" fo:font-size="12pt" fo:font-weight="normal" officeooo:rsid="00326f5c" style:font-name-asian="DejaVu Sans1" style:font-weight-asian="normal" style:font-weight-complex="normal"/>
    </style:style>
    <style:style style:name="T94" style:family="text">
      <style:text-properties style:font-name="Ubuntu3" fo:font-size="12pt" fo:font-weight="normal" officeooo:rsid="01c53c75" style:font-name-asian="DejaVu Sans1" style:font-weight-asian="normal" style:font-weight-complex="normal"/>
    </style:style>
    <style:style style:name="T95" style:family="text">
      <style:text-properties style:font-name="Ubuntu3" fo:font-size="12pt" fo:font-weight="normal" officeooo:rsid="01c59ac7" style:font-name-asian="DejaVu Sans1" style:font-weight-asian="normal" style:font-weight-complex="normal"/>
    </style:style>
    <style:style style:name="T96" style:family="text">
      <style:text-properties style:font-name="Ubuntu3" fo:font-size="12pt" fo:font-weight="normal" officeooo:rsid="019afe6b" style:font-name-asian="DejaVu Sans1" style:font-weight-asian="normal" style:font-weight-complex="normal"/>
    </style:style>
    <style:style style:name="T97" style:family="text">
      <style:text-properties style:font-name="Ubuntu3" fo:font-size="12pt" fo:font-weight="normal" officeooo:rsid="01dbdf23" style:font-name-asian="DejaVu Sans1" style:font-weight-asian="normal" style:font-weight-complex="normal"/>
    </style:style>
    <style:style style:name="T98" style:family="text">
      <style:text-properties style:font-name="Ubuntu3" fo:font-size="12pt" fo:font-weight="normal" officeooo:rsid="02004be2" style:font-name-asian="DejaVu Sans1" style:font-weight-asian="normal" style:font-weight-complex="normal"/>
    </style:style>
    <style:style style:name="T99" style:family="text">
      <style:text-properties style:font-name="Ubuntu3" fo:font-size="12pt" fo:font-weight="normal" officeooo:rsid="02009646" style:font-name-asian="DejaVu Sans1" style:font-weight-asian="normal" style:font-weight-complex="normal"/>
    </style:style>
    <style:style style:name="T100" style:family="text">
      <style:text-properties style:font-name="Ubuntu3" fo:font-size="12pt" fo:font-weight="normal" officeooo:rsid="020491ed" style:font-name-asian="DejaVu Sans1" style:font-weight-asian="normal" style:font-weight-complex="normal"/>
    </style:style>
    <style:style style:name="T101" style:family="text">
      <style:text-properties style:font-name="Ubuntu3" fo:font-size="12pt" officeooo:rsid="02e5ade6" fo:background-color="transparent" loext:char-shading-value="0" style:font-name-asian="DejaVu Sans1"/>
    </style:style>
    <style:style style:name="T102" style:family="text">
      <style:text-properties style:font-name="Ubuntu3" fo:font-size="12pt" officeooo:rsid="01c1cba5" fo:background-color="transparent" loext:char-shading-value="0" style:font-name-asian="DejaVu Sans1"/>
    </style:style>
    <style:style style:name="T103" style:family="text">
      <style:text-properties style:font-name="Ubuntu3" fo:font-size="12pt" officeooo:rsid="01c9f570" fo:background-color="transparent" loext:char-shading-value="0" style:font-name-asian="DejaVu Sans1"/>
    </style:style>
    <style:style style:name="T104" style:family="text">
      <style:text-properties style:font-name="Ubuntu3" fo:font-size="12pt" officeooo:rsid="01d4f3fb" fo:background-color="transparent" loext:char-shading-value="0" style:font-name-asian="DejaVu Sans1"/>
    </style:style>
    <style:style style:name="T105" style:family="text">
      <style:text-properties style:font-name="Ubuntu3" fo:font-size="12pt" officeooo:rsid="02004be2" fo:background-color="transparent" loext:char-shading-value="0" style:font-name-asian="DejaVu Sans1"/>
    </style:style>
    <style:style style:name="T106" style:family="text">
      <style:text-properties style:font-name="Ubuntu3" fo:font-size="12pt" officeooo:rsid="015b182b" fo:background-color="transparent" loext:char-shading-value="0" style:font-name-asian="DejaVu Sans1"/>
    </style:style>
    <style:style style:name="T107" style:family="text">
      <style:text-properties style:font-name="Ubuntu3" fo:font-size="12pt" officeooo:rsid="02009646" fo:background-color="transparent" loext:char-shading-value="0" style:font-name-asian="DejaVu Sans1"/>
    </style:style>
    <style:style style:name="T108" style:family="text">
      <style:text-properties style:font-name="Ubuntu3" fo:font-size="10pt" style:font-size-asian="10pt" style:font-size-complex="10pt"/>
    </style:style>
    <style:style style:name="T109" style:family="text">
      <style:text-properties style:text-line-through-style="none" style:text-line-through-type="none" style:font-name="Ubuntu3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style:text-line-through-style="none" style:text-line-through-type="none" style:font-name="Ubuntu3" fo:font-size="12pt" fo:language="nl" fo:country="NL" fo:font-style="normal" style:text-underline-style="none" fo:font-weight="normal" officeooo:rsid="01858ad9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11" style:family="text">
      <style:text-properties style:text-line-through-style="none" style:text-line-through-type="none" style:font-name="Ubuntu3" fo:font-size="12pt" fo:language="nl" fo:country="NL" fo:font-style="normal" style:text-underline-style="none" fo:font-weight="normal" officeooo:rsid="019afe6b" fo:background-color="transparent" loext:char-shading-value="0" style:font-name-asian="DejaVu Sans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12" style:family="text">
      <style:text-properties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name-asian="DejaVu Sans1" style:font-size-asian="12pt" style:language-asian="nl" style:country-asian="NL" style:font-weight-asian="normal" style:font-size-complex="12pt" style:font-weight-complex="normal"/>
    </style:style>
    <style:style style:name="T113" style:family="text">
      <style:text-properties style:text-line-through-style="none" style:text-line-through-type="none" style:font-name="Ubuntu3" fo:font-size="12pt" fo:language="nl" fo:country="NL" style:text-underline-style="none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14" style:family="text">
      <style:text-properties style:text-line-through-style="none" style:text-line-through-type="none" style:font-name="Ubuntu3" fo:font-size="12pt" fo:language="nl" fo:country="NL" style:text-underline-style="none" officeooo:rsid="00bdb211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15" style:family="text">
      <style:text-properties style:text-line-through-style="none" style:text-line-through-type="none" style:font-name="Ubuntu3" fo:font-size="12pt" fo:language="nl" fo:country="NL" style:text-underline-style="none" officeooo:rsid="02192275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16" style:family="text">
      <style:text-properties style:text-line-through-style="none" style:text-line-through-type="none" style:font-name="Ubuntu3" fo:font-size="12pt" fo:language="nl" fo:country="NL" style:text-underline-style="none" officeooo:rsid="01f7395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17" style:family="text">
      <style:text-properties style:text-line-through-style="none" style:text-line-through-type="none" style:font-name="Ubuntu3" fo:font-size="12pt" fo:font-weight="normal" officeooo:rsid="05223cd8" style:font-size-asian="12pt" style:font-weight-asian="normal" style:font-size-complex="12pt" style:language-complex="nl" style:country-complex="NL" style:font-weight-complex="normal"/>
    </style:style>
    <style:style style:name="T118" style:family="text">
      <style:text-properties style:text-line-through-style="none" style:text-line-through-type="none" style:font-name="Ubuntu3" fo:font-size="12pt" fo:font-weight="normal" officeooo:rsid="01e63b06" style:font-size-asian="12pt" style:font-weight-asian="normal" style:font-size-complex="12pt" style:language-complex="nl" style:country-complex="NL" style:font-weight-complex="normal"/>
    </style:style>
    <style:style style:name="T119" style:family="text">
      <style:text-properties style:text-line-through-style="none" style:text-line-through-type="none" style:font-name="Ubuntu3" fo:font-size="12pt" fo:font-weight="normal" officeooo:rsid="01e7f17e" style:font-size-asian="12pt" style:font-weight-asian="normal" style:font-size-complex="12pt" style:language-complex="nl" style:country-complex="NL" style:font-weight-complex="normal"/>
    </style:style>
    <style:style style:name="T120" style:family="text">
      <style:text-properties style:text-line-through-style="none" style:text-line-through-type="none" style:font-name="Ubuntu3" fo:font-size="12pt" officeooo:rsid="0526a1ff" style:font-size-asian="12pt" style:font-size-complex="12pt"/>
    </style:style>
    <style:style style:name="T121" style:family="text">
      <style:text-properties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2" style:family="text">
      <style:text-properties style:text-line-through-style="none" style:text-line-through-type="none" fo:font-size="12pt" fo:language="nl" fo:country="NL" fo:font-style="normal" style:text-underline-style="none" fo:font-weight="normal" officeooo:rsid="01c0275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3" style:family="text">
      <style:text-properties style:text-line-through-style="none" style:text-line-through-type="none" fo:font-size="12pt" fo:language="nl" fo:country="NL" fo:font-style="normal" style:text-underline-style="none" fo:font-weight="normal" officeooo:rsid="004295b6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4" style:family="text">
      <style:text-properties style:text-line-through-style="none" style:text-line-through-type="none" fo:font-size="12pt" fo:language="nl" fo:country="NL" fo:font-style="normal" style:text-underline-style="none" fo:font-weight="normal" officeooo:rsid="0051ee42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5" style:family="text">
      <style:text-properties style:text-line-through-style="none" style:text-line-through-type="none" fo:font-size="12pt" fo:language="nl" fo:country="NL" fo:font-style="normal" style:text-underline-style="none" fo:font-weight="normal" officeooo:rsid="015b182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6" style:family="text">
      <style:text-properties style:text-line-through-style="none" style:text-line-through-type="none" fo:font-size="12pt" fo:language="nl" fo:country="NL" fo:font-style="normal" style:text-underline-style="none" fo:font-weight="normal" officeooo:rsid="077274a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7" style:family="text">
      <style:text-properties style:text-line-through-style="none" style:text-line-through-type="none" fo:font-size="12pt" fo:language="nl" fo:country="NL" fo:font-style="normal" style:text-underline-style="none" fo:font-weight="normal" officeooo:rsid="01f0b77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8" style:family="text">
      <style:text-properties style:text-line-through-style="none" style:text-line-through-type="none" fo:font-size="12pt" fo:language="nl" fo:country="NL" fo:font-style="normal" style:text-underline-style="none" fo:font-weight="normal" officeooo:rsid="01f387c3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fo:font-size="12pt" fo:language="nl" fo:country="NL" fo:font-style="normal" style:text-underline-style="none" fo:font-weight="normal" officeooo:rsid="01f41b8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fo:font-size="12pt" fo:language="nl" fo:country="NL" fo:font-style="normal" style:text-underline-style="none" fo:font-weight="normal" officeooo:rsid="01f7395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fo:font-size="12pt" fo:language="nl" fo:country="NL" fo:font-style="normal" style:text-underline-style="none" fo:font-weight="normal" officeooo:rsid="01fbcdb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fo:font-size="12pt" fo:language="nl" fo:country="NL" fo:font-style="normal" style:text-underline-style="none" fo:font-weight="normal" officeooo:rsid="01fbed45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fo:font-size="12pt" fo:language="nl" fo:country="NL" fo:font-style="normal" style:text-underline-style="none" fo:font-weight="normal" officeooo:rsid="01ffffc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fo:font-size="12pt" fo:language="nl" fo:country="NL" fo:font-style="normal" style:text-underline-style="none" fo:font-weight="normal" officeooo:rsid="02079e8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fo:font-size="12pt" fo:language="nl" fo:country="NL" fo:font-style="normal" style:text-underline-style="none" fo:font-weight="normal" officeooo:rsid="021f6e8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fo:font-size="12pt" fo:language="nl" fo:country="NL" fo:font-style="normal" style:text-underline-style="none" fo:font-weight="bold" officeooo:rsid="01ffffca" fo:background-color="transparent" loext:char-shading-value="0" style:font-size-asian="12pt" style:language-asian="nl" style:country-asian="NL" style:font-style-asian="normal" style:font-weight-asian="bold" style:font-size-complex="12pt" style:font-style-complex="normal" style:font-weight-complex="bold"/>
    </style:style>
    <style:style style:name="T137" style:family="text">
      <style:text-properties style:text-line-through-style="none" style:text-line-through-type="none" fo:font-size="12pt" officeooo:rsid="0526a1ff" style:font-size-asian="12pt" style:font-size-complex="12pt"/>
    </style:style>
    <style:style style:name="T138" style:family="text">
      <style:text-properties style:text-line-through-style="none" style:text-line-through-type="none" fo:language="nl" fo:country="NL" fo:font-style="normal" style:text-underline-style="none" officeooo:rsid="01f41b88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139" style:family="text">
      <style:text-properties style:text-line-through-style="none" style:text-line-through-type="none" fo:language="nl" fo:country="NL" fo:font-style="normal" style:text-underline-style="none" officeooo:rsid="01f387c3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140" style:family="text">
      <style:text-properties style:text-line-through-style="none" style:text-line-through-type="none" fo:language="nl" fo:country="NL" fo:font-style="normal" style:text-underline-style="none" officeooo:rsid="01fbed45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141" style:family="text">
      <style:text-properties style:text-line-through-style="none" style:text-line-through-type="none" fo:language="nl" fo:country="NL" fo:font-style="normal" style:text-underline-style="none" officeooo:rsid="02079e8a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142" style:family="text">
      <style:text-properties style:text-line-through-style="none" style:text-line-through-type="none" fo:language="nl" fo:country="NL" fo:font-style="normal" fo:font-weight="normal" officeooo:rsid="021f6e8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size="12pt" officeooo:rsid="05272449" style:font-size-asian="12pt" style:font-size-complex="12pt"/>
    </style:style>
    <style:style style:name="T144" style:family="text">
      <style:text-properties fo:font-size="12pt" officeooo:rsid="0526a1ff" style:font-size-asian="12pt" style:font-size-complex="12pt"/>
    </style:style>
    <style:style style:name="T145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use-window-font-color="true" style:font-name="Ubuntu3" fo:font-size="12pt" fo:language="nl" fo:country="NL" fo:font-weight="normal" officeooo:rsid="09dfe12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officeooo:rsid="04473353"/>
    </style:style>
    <style:style style:name="T149" style:family="text">
      <style:text-properties officeooo:rsid="0197f4d4"/>
    </style:style>
    <style:style style:name="T150" style:family="text">
      <style:text-properties fo:color="#ffffff" style:text-line-through-style="none" style:text-line-through-type="none" fo:language="nl" fo:country="NL" fo:font-style="normal" style:text-underline-style="none" officeooo:rsid="019afe6b" fo:background-color="#00ff00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officeooo:rsid="02004be2"/>
    </style:style>
    <text:list-style style:name="L1">
      <text:list-level-style-number text:level="1" text:style-name="Numbering_20_Symbols" style:num-prefix="__ " style:num-suffix="." style:num-format="1">
        <style:list-level-properties text:min-label-width="1cm"/>
      </text:list-level-style-number>
      <text:list-level-style-number text:level="2" text:style-name="Numbering_20_Symbols" style:num-prefix="__ " style:num-suffix="." style:num-format="a">
        <style:list-level-properties text:space-before="0.6cm" text:min-label-width="1cm"/>
      </text:list-level-style-number>
      <text:list-level-style-number text:level="3" text:style-name="Numbering_20_Symbols" style:num-suffix=" ☐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Strong_20_Emphasis"><text:span text:style-name="T63">C</text:span></text:span><text:span text:style-name="Strong_20_Emphasis"><text:span text:style-name="T58">hecklist voor </text:span></text:span><text:span text:style-name="Strong_20_Emphasis"><text:span text:style-name="T59">het</text:span></text:span><text:span text:style-name="Strong_20_Emphasis"><text:span text:style-name="T58"> install</text:span></text:span><text:span text:style-name="Strong_20_Emphasis"><text:span text:style-name="T59">eren</text:span></text:span><text:span text:style-name="Strong_20_Emphasis"><text:span text:style-name="T58"> van </text:span></text:span><text:reference-mark-start text:name="Distributie"/><text:span text:style-name="Strong_20_Emphasis"><text:span text:style-name="T64">Ubunt</text:span></text:span><text:span text:style-name="Strong_20_Emphasis"><text:span text:style-name="T66">u</text:span></text:span><text:reference-mark-end text:name="Distributie"/><text:span text:style-name="Strong_20_Emphasis"><text:span text:style-name="T64"> </text:span></text:span><text:reference-mark-start text:name="Versie"/><text:span text:style-name="Strong_20_Emphasis"><text:span text:style-name="T64">1</text:span></text:span><text:span text:style-name="Strong_20_Emphasis"><text:span text:style-name="T67">8.04 LTS</text:span></text:span><text:reference-mark-end text:name="Versie"/><text:span text:style-name="Strong_20_Emphasis"><text:span text:style-name="T65"> </text:span></text:span><text:span text:style-name="Strong_20_Emphasis"><text:span text:style-name="T58"><text:s/></text:span></text:span><text:reference-mark-start text:name="Editie"/><text:span text:style-name="Strong_20_Emphasis"><text:span text:style-name="T60">desktop</text:span></text:span><text:reference-mark-end text:name="Editie"/><text:span text:style-name="Strong_20_Emphasis"><text:span text:style-name="T61"> </text:span></text:span><text:span text:style-name="T151">op </text:span><text:reference-mark-start text:name="Computernaam"/><text:span text:style-name="Strong_20_Emphasis"><text:span text:style-name="T68">ubuntu</text:span></text:span><text:reference-mark-end text:name="Computernaam"/><text:span text:style-name="Strong_20_Emphasis"><text:span text:style-name="T68">,<text:line-break/></text:span></text:span><text:span text:style-name="Strong_20_Emphasis"><text:span text:style-name="T70">een</text:span></text:span><text:span text:style-name="Strong_20_Emphasis"><text:span text:style-name="T62"> </text:span></text:span><text:span text:style-name="Strong_20_Emphasis"><text:span text:style-name="T69">Live</text:span></text:span><text:span text:style-name="Strong_20_Emphasis"><text:span text:style-name="T43"><text:note text:id="ftn1" text:note-class="footnote"><text:note-citation>1</text:note-citation><text:note-body><text:p text:style-name="P20"><text:span text:style-name="T148">Vanaf ee</text:span>n Live <text:reference-ref text:reference-format="text" text:ref-name="Distributie">Ubuntu</text:reference-ref><text:s/><text:reference-mark-start text:name="Medium"/><text:span text:style-name="T149">USB-stick</text:span><text:reference-mark-end text:name="Medium"/><text:span text:style-name="T108"> </text:span>kunt <text:span text:style-name="T148">u opstarten en</text:span> met <text:reference-ref text:reference-format="text" text:ref-name="Distributie">Ubuntu</text:reference-ref><text:s/>werken zonder deze te installeren.</text:p></text:note-body></text:note></text:span></text:span><text:span text:style-name="Strong_20_Emphasis"><text:span text:style-name="T69"> </text:span></text:span><text:span text:style-name="Strong_20_Emphasis"><text:span text:style-name="T62">USB-stick </text:span></text:span><text:span text:style-name="Strong_20_Emphasis"><text:span text:style-name="T68">mét </text:span></text:span><text:span text:style-name="Strong_20_Emphasis"><text:span text:style-name="T71">persistente </text:span></text:span><text:span text:style-name="Strong_20_Emphasis"><text:span text:style-name="T68">opslag</text:span></text:span><text:span text:style-name="Strong_20_Emphasis"><text:span text:style-name="T44"><text:note text:id="ftn2" text:note-class="footnote"><text:note-citation>2</text:note-citation><text:note-body><text:p text:style-name="P19"><text:span text:style-name="T149">Na het afsluiten blijven instellingen en gegevens opgeslagen</text:span>.</text:p></text:note-body></text:note></text:span></text:span><text:span text:style-name="Strong_20_Emphasis"><text:span text:style-name="T58">.<text:line-break/></text:span></text:span></text:p>
      <text:p text:style-name="P21"><text:span text:style-name="T2">Gebruik</text:span><text:span text:style-name="T77"> </text:span><text:span text:style-name="T81">deze checklist naast</text:span><text:span text:style-name="T77"> </text:span><text:span text:style-name="T78">C</text:span><text:span text:style-name="T77">hecklist </text:span><text:span text:style-name="T79">i</text:span><text:span text:style-name="T77">nstall</text:span><text:span text:style-name="T80">atie </text:span><text:span text:style-name="T80"><text:reference-ref text:reference-format="text" text:ref-name="Distributie">Ubuntu</text:reference-ref></text:span><text:span text:style-name="T77"><text:s/></text:span><text:span text:style-name="T77"><text:reference-ref text:reference-format="text" text:ref-name="Versie">18.04 LTS</text:reference-ref></text:span><text:span text:style-name="T77"><text:s/></text:span><text:span text:style-name="T77"><text:reference-ref text:reference-format="text" text:ref-name="Editie">desktop</text:reference-ref></text:span></text:p>
      <text:p text:style-name="P15"><text:span text:style-name="Strong_20_Emphasis"><text:span text:style-name="T4"/></text:span></text:p>
      <text:p text:style-name="P14"><text:span text:style-name="T4">Kijk op </text:span><text:a xlink:type="simple" xlink:href="https://www.karelzimmer.nl/" text:style-name="Internet_20_link" text:visited-style-name="Visited_20_Internet_20_Link"><text:span text:style-name="Internet_20_link"><text:span text:style-name="T109">karelzimmer.nl</text:span></text:span></text:a><text:span text:style-name="T4"> </text:span><text:span text:style-name="T6">voor</text:span><text:span text:style-name="T5"> </text:span><text:span text:style-name="T145">deze en andere </text:span><text:span text:style-name="T7">checklists, scripts, en overige bestanden.</text:span></text:p>
      <text:p text:style-name="P12"/>
      <text:p text:style-name="P14"><text:span text:style-name="Strong_20_Emphasis"><text:span text:style-name="T7"/></text:span></text:p>
      <text:p text:style-name="P6"><text:span text:style-name="Definition"><text:span text:style-name="T86">g</text:span></text:span><text:span text:style-name="Definition"><text:span text:style-name="T84">ebruiker</text:span></text:span><text:span text:style-name="T58"><text:tab/><text:tab/><text:tab/></text:span><text:span text:style-name="User_20_Entry"><text:span text:style-name="T72"><text:reference-ref text:reference-format="text" text:ref-name="Computernaam">ubuntu</text:reference-ref></text:span></text:span><text:span text:style-name="User_20_Entry"><text:span text:style-name="T72"><text:tab/><text:tab/><text:tab/><text:tab/><text:tab/><text:tab/><text:tab/><text:tab/><text:tab/><text:tab/><text:tab/><text:tab/><text:tab/></text:span></text:span><text:span text:style-name="T76">(Live-sessie)</text:span></text:p>
      <text:p text:style-name="P34"><text:span text:style-name="Definition"><text:span text:style-name="T86">g</text:span></text:span><text:span text:style-name="Definition"><text:span text:style-name="T84">ebruiker</text:span></text:span><text:span text:style-name="Definition"><text:span text:style-name="T88">_NL</text:span></text:span><text:span text:style-name="T58"><text:tab/><text:tab/></text:span><text:span text:style-name="Definition"><text:span text:style-name="T146">___________________________________<text:tab/></text:span></text:span><text:span text:style-name="T76">(</text:span><text:span text:style-name="T147">korte naam, bijv. jan</text:span><text:span text:style-name="T76">)</text:span></text:p>
      <text:p text:style-name="P8"><text:span text:style-name="Definition"><text:span text:style-name="T86">g</text:span></text:span><text:span text:style-name="Definition"><text:span text:style-name="T84">ebruikersnaam</text:span></text:span><text:span text:style-name="T58"><text:tab/></text:span><text:span text:style-name="T82">Live session user</text:span><text:tab/><text:tab/><text:tab/><text:tab/><text:tab/><text:tab/><text:tab/><text:tab/><text:tab/><text:span text:style-name="T76">(Live-sessie)</text:span></text:p>
      <text:p text:style-name="P7"><text:span text:style-name="Definition"><text:span text:style-name="T86">c</text:span></text:span><text:span text:style-name="Definition"><text:span text:style-name="T84">omputernaam</text:span></text:span><text:span text:style-name="Definition"><text:span text:style-name="T85"><text:tab/></text:span></text:span><text:span text:style-name="User_20_Entry"><text:span text:style-name="T72"><text:reference-ref text:reference-format="text" text:ref-name="Computernaam">ubuntu</text:reference-ref></text:span></text:span><text:span text:style-name="User_20_Entry"><text:span text:style-name="T72"><text:tab/><text:tab/><text:tab/><text:tab/><text:tab/><text:tab/><text:tab/><text:tab/><text:tab/><text:tab/><text:tab/><text:tab/><text:tab/></text:span></text:span><text:span text:style-name="T76">(Live-sessie)</text:span></text:p>
      <text:p text:style-name="P4"><text:span text:style-name="Definition"><text:span text:style-name="T86">o</text:span></text:span><text:span text:style-name="Definition"><text:span text:style-name="T87">pstartmenu</text:span></text:span><text:span text:style-name="Definition"><text:span text:style-name="T84"><text:tab/></text:span></text:span><text:span text:style-name="T58"><text:tab/></text:span><text:span text:style-name="T72">F12, </text:span><text:span text:style-name="T73">F</text:span><text:span text:style-name="T72">1, F2, D</text:span><text:span text:style-name="T75">el</text:span><text:span text:style-name="T72">, E</text:span><text:span text:style-name="T75">sc</text:span><text:span text:style-name="T72">, F8, F9, of F10</text:span></text:p>
      <text:p text:style-name="P5"><text:span text:style-name="Definition"><text:span text:style-name="T86">i</text:span></text:span><text:span text:style-name="Definition"><text:span text:style-name="T87">nstellingen</text:span></text:span><text:span text:style-name="T58"><text:tab/><text:tab/></text:span><text:span text:style-name="T73">F</text:span><text:span text:style-name="T72">1, F2, D</text:span><text:span text:style-name="T75">el</text:span><text:span text:style-name="T72">, </text:span><text:span text:style-name="T74">of </text:span><text:span text:style-name="T72">E</text:span><text:span text:style-name="T75">sc</text:span></text:p>
      <text:p text:style-name="P3"><text:span text:style-name="Definition"><text:span text:style-name="T89"/></text:span></text:p>
      <text:p text:style-name="P2"/>
      <text:list xml:id="list1705807293" text:style-name="L1">
        <text:list-item>
          <text:p text:style-name="P37">Installatie voorbereiden</text:p>
          <text:p text:style-name="P23"/>
          <text:list>
            <text:list-item>
              <text:p text:style-name="P25"><text:span text:style-name="Strong_20_Emphasis"><text:span text:style-name="T90">Start </text:span></text:span><text:span text:style-name="Strong_20_Emphasis"><text:span text:style-name="T91">een</text:span></text:span><text:span text:style-name="Strong_20_Emphasis"><text:span text:style-name="T90"> computer </text:span></text:span><text:span text:style-name="Strong_20_Emphasis"><text:span text:style-name="T94">op </text:span></text:span><text:span text:style-name="Strong_20_Emphasis"><text:span text:style-name="T91">met</text:span></text:span><text:span text:style-name="Strong_20_Emphasis"><text:span text:style-name="T93"> </text:span></text:span><text:span text:style-name="Strong_20_Emphasis"><text:span text:style-name="T93"><text:reference-ref text:reference-format="text" text:ref-name="Distributie">Ubuntu</text:reference-ref></text:span></text:span><text:span text:style-name="Strong_20_Emphasis"><text:span text:style-name="T93"><text:s/></text:span></text:span><text:span text:style-name="Emphasis"><text:span text:style-name="T104"><text:reference-ref text:reference-format="text" text:ref-name="Versie">18.04 LTS</text:reference-ref></text:span></text:span><text:span text:style-name="Emphasis"><text:span text:style-name="T101"><text:s/></text:span></text:span><text:span text:style-name="Emphasis"><text:span text:style-name="T101"><text:reference-ref text:reference-format="text" text:ref-name="Editie">desktop</text:reference-ref></text:span></text:span><text:span text:style-name="Strong_20_Emphasis"><text:span text:style-name="T90"><text:line-break/></text:span></text:span><text:span text:style-name="Strong_20_Emphasis"><text:span text:style-name="T92">(</text:span></text:span><text:span text:style-name="Strong_20_Emphasis"><text:span text:style-name="T97">eventueel </text:span></text:span><text:span text:style-name="Strong_20_Emphasis"><text:span text:style-name="T100">vanaf een Live </text:span></text:span><text:span text:style-name="Strong_20_Emphasis"><text:span text:style-name="T93"><text:reference-ref text:reference-format="text" text:ref-name="Distributie">Ubuntu</text:reference-ref></text:span></text:span><text:span text:style-name="Strong_20_Emphasis"><text:span text:style-name="T93"><text:s/></text:span></text:span><text:span text:style-name="Strong_20_Emphasis"><text:span text:style-name="T100">USB-stick of DVD, dus in een </text:span></text:span><text:span text:style-name="Strong_20_Emphasis"><text:span text:style-name="T92">Live-</text:span></text:span><text:span text:style-name="Strong_20_Emphasis"><text:span text:style-name="T97">sessie</text:span></text:span><text:span text:style-name="Strong_20_Emphasis"><text:span text:style-name="T95">)</text:span></text:span><text:span text:style-name="Emphasis"><text:span text:style-name="T101">.</text:span></text:span></text:p>
            </text:list-item>
            <text:list-item>
              <text:p text:style-name="P26"><text:span text:style-name="Strong_20_Emphasis"><text:span text:style-name="T99">Download </text:span></text:span><text:span text:style-name="Emphasis"><text:span text:style-name="T107">een</text:span></text:span><text:span text:style-name="Emphasis"><text:span text:style-name="T104"> </text:span></text:span><text:span text:style-name="Emphasis"><text:span text:style-name="T106"><text:reference-ref text:reference-format="text" text:ref-name="Distributie">Ubuntu</text:reference-ref></text:span></text:span><text:span text:style-name="Emphasis"><text:span text:style-name="T104"><text:s/></text:span></text:span><text:span text:style-name="Emphasis"><text:span text:style-name="T104"><text:reference-ref text:reference-format="text" text:ref-name="Versie">18.04 LTS</text:reference-ref></text:span></text:span><text:span text:style-name="Emphasis"><text:span text:style-name="T104"><text:s/></text:span></text:span><text:span text:style-name="Emphasis"><text:span text:style-name="T104"><text:reference-ref text:reference-format="text" text:ref-name="Editie">desktop</text:reference-ref></text:span></text:span><text:span text:style-name="Emphasis"><text:span text:style-name="T104"><text:s/></text:span></text:span><text:span text:style-name="Emphasis"><text:span text:style-name="T107">64-bit </text:span></text:span><text:span text:style-name="Emphasis"><text:span text:style-name="T103">ISO-bestand </text:span></text:span><text:span text:style-name="Emphasis"><text:span text:style-name="T105">(bron)</text:span></text:span><text:span text:style-name="Emphasis"><text:span text:style-name="T102">.</text:span></text:span></text:p>
            </text:list-item>
            <text:list-item>
              <text:p text:style-name="P27"><text:span text:style-name="Emphasis"><text:span text:style-name="T102">Plaats </text:span></text:span><text:span text:style-name="Emphasis"><text:span text:style-name="T104">een</text:span></text:span><text:span text:style-name="Strong_20_Emphasis"><text:span text:style-name="T96"> </text:span></text:span><text:span text:style-name="Strong_20_Emphasis"><text:span text:style-name="T96"><text:reference-ref text:reference-format="text" text:ref-name="Medium">USB-stick</text:reference-ref></text:span></text:span><text:span text:style-name="Strong_20_Emphasis"><text:span text:style-name="T96"><text:s/></text:span></text:span><text:span text:style-name="Strong_20_Emphasis"><text:span text:style-name="T98">(doel)</text:span></text:span><text:span text:style-name="Emphasis"><text:span text:style-name="T102">.</text:span></text:span></text:p>
              <text:p text:style-name="P28"/>
              <text:p text:style-name="P28"/>
            </text:list-item>
          </text:list>
        </text:list-item>
        <text:list-item>
          <text:p text:style-name="P36"><text:span text:style-name="Strong_20_Emphasis"><text:span text:style-name="T9">Installatie uitvoeren</text:span></text:span><text:span text:style-name="Emphasis"><text:line-break/></text:span><text:span text:style-name="T8"><text:tab/></text:span></text:p>
          <text:list>
            <text:list-item>
              <text:p text:style-name="P29"><text:span text:style-name="Strong_20_Emphasis"><text:span text:style-name="T11">S</text:span></text:span><text:span text:style-name="Strong_20_Emphasis"><text:span text:style-name="T12">tart het </text:span></text:span><text:span text:style-name="Strong_20_Emphasis"><text:span text:style-name="T40">Terminalvanster</text:span></text:span><text:span text:style-name="Strong_20_Emphasis"><text:span text:style-name="T12"> </text:span></text:span><text:span text:style-name="Strong_20_Emphasis"><text:span text:style-name="T13">met</text:span></text:span><text:span text:style-name="Strong_20_Emphasis"><text:span text:style-name="T12"> </text:span></text:span><text:span text:style-name="Strong_20_Emphasis"><text:span text:style-name="T40">Ctrl</text:span></text:span><text:span text:style-name="Strong_20_Emphasis"><text:span text:style-name="T12"> + </text:span></text:span><text:span text:style-name="Strong_20_Emphasis"><text:span text:style-name="T40">Alt</text:span></text:span><text:span text:style-name="Strong_20_Emphasis"><text:span text:style-name="T12"> + </text:span></text:span><text:span text:style-name="Strong_20_Emphasis"><text:span text:style-name="T40">T</text:span></text:span><text:span text:style-name="Strong_20_Emphasis"><text:span text:style-name="T12"> en voer uit:<text:line-break/></text:span></text:span><text:span text:style-name="User_20_Entry"><text:span text:style-name="User_20_Entry"><text:span text:style-name="T53">sudo add-apt-repository universe<text:tab/> </text:span></text:span></text:span><text:span text:style-name="User_20_Entry"><text:span text:style-name="T53"># </text:span></text:span><text:span text:style-name="User_20_Entry"><text:span text:style-name="T54">alleen in een Live-</text:span></text:span><text:span text:style-name="User_20_Entry"><text:span text:style-name="T55">s</text:span></text:span><text:span text:style-name="User_20_Entry"><text:span text:style-name="T54">essie<text:line-break/>s</text:span></text:span><text:span text:style-name="User_20_Entry"><text:span text:style-name="T53">udo add-apt-repository --yes ppa:mkusb/ppa<text:line-break/>sudo apt install --yes mkusb mkusb-nox usb-pack-efiudo instal mkusb</text:span></text:span></text:p>
            </text:list-item>
            <text:list-item>
              <text:p text:style-name="P30"><text:span text:style-name="Strong_20_Emphasis"><text:span text:style-name="T14">K</text:span></text:span><text:span text:style-name="Strong_20_Emphasis"><text:span text:style-name="T21">lik op</text:span></text:span><text:span text:style-name="Strong_20_Emphasis"><text:span text:style-name="T22"> </text:span></text:span><text:span text:style-name="Strong_20_Emphasis"><text:span text:style-name="T41">Activiteiten</text:span></text:span><text:span text:style-name="Strong_20_Emphasis"><text:span text:style-name="T23"> (</text:span></text:span><text:span text:style-name="Strong_20_Emphasis"><text:span text:style-name="T24">linksboven</text:span></text:span><text:span text:style-name="Strong_20_Emphasis"><text:span text:style-name="T21">)</text:span></text:span><text:span text:style-name="Strong_20_Emphasis"><text:span text:style-name="T24"> of </text:span></text:span><text:span text:style-name="Strong_20_Emphasis"><text:span text:style-name="T23">druk </text:span></text:span><text:span text:style-name="Strong_20_Emphasis"><text:span text:style-name="T25">k</text:span></text:span><text:span text:style-name="Strong_20_Emphasis"><text:span text:style-name="T23">ort op </text:span></text:span><text:span text:style-name="Strong_20_Emphasis"><text:span text:style-name="T21">de </text:span></text:span><text:span text:style-name="Strong_20_Emphasis"><text:span text:style-name="T23">Windows/Apple-toets,</text:span></text:span><text:span text:style-name="Strong_20_Emphasis"><text:span text:style-name="T26"> </text:span></text:span><text:span text:style-name="Strong_20_Emphasis"><text:span text:style-name="T27">typ </text:span></text:span><text:span text:style-name="Strong_20_Emphasis"><text:span text:style-name="T42">mku</text:span></text:span><text:span text:style-name="Strong_20_Emphasis"><text:span text:style-name="T23"> </text:span></text:span><text:span text:style-name="Strong_20_Emphasis"><text:span text:style-name="T28">e</text:span></text:span><text:span text:style-name="Strong_20_Emphasis"><text:span text:style-name="T22">n </text:span></text:span><text:span text:style-name="Strong_20_Emphasis"><text:span text:style-name="T29">k</text:span></text:span><text:span text:style-name="Strong_20_Emphasis"><text:span text:style-name="T28">lik op</text:span></text:span><text:span text:style-name="Strong_20_Emphasis"><text:span text:style-name="T22"> </text:span></text:span><text:span text:style-name="Strong_20_Emphasis"><text:span text:style-name="T52">mkusb</text:span></text:span><text:span text:style-name="Strong_20_Emphasis"><text:span text:style-name="T30">.</text:span></text:span></text:p>
            </text:list-item>
            <text:list-item>
              <text:p text:style-name="P31"><text:span text:style-name="Strong_20_Emphasis"><text:span text:style-name="T10">Op </text:span></text:span><text:span text:style-name="Strong_20_Emphasis"><text:span text:style-name="T15">het </text:span></text:span><text:span text:style-name="Strong_20_Emphasis"><text:span text:style-name="T10">scherm </text:span></text:span><text:span text:style-name="Strong_20_Emphasis"><text:span text:style-name="T56">dus vv.rr.mm - Install / Backup / Restore / Wipe</text:span></text:span><text:span text:style-name="Strong_20_Emphasis"><text:span text:style-name="T10"> kies </text:span></text:span><text:span text:style-name="Strong_20_Emphasis"><text:span text:style-name="T46">i - Install</text:span></text:span><text:span text:style-name="Strong_20_Emphasis"><text:span text:style-name="T10">.</text:span></text:span></text:p>
            </text:list-item>
            <text:list-item>
              <text:p text:style-name="P31"><text:span text:style-name="Strong_20_Emphasis"><text:span text:style-name="T10">Op </text:span></text:span><text:span text:style-name="Strong_20_Emphasis"><text:span text:style-name="T15">het </text:span></text:span><text:span text:style-name="Strong_20_Emphasis"><text:span text:style-name="T10">scherm </text:span></text:span><text:span text:style-name="Strong_20_Emphasis"><text:span text:style-name="T46">dus vv.rr.mm - Cloning, live linux, windows / Persistent live </text:span></text:span><text:span text:style-name="Strong_20_Emphasis"><text:span text:style-name="T10">kies </text:span></text:span><text:span text:style-name="Strong_20_Emphasis"><text:span text:style-name="T46">p - Persistent Live</text:span></text:span><text:span text:style-name="Strong_20_Emphasis"><text:span text:style-name="T10">.</text:span></text:span></text:p>
            </text:list-item>
            <text:list-item>
              <text:p text:style-name="P31"><text:span text:style-name="Strong_20_Emphasis"><text:span text:style-name="T10">Selecteer </text:span></text:span><text:span text:style-name="Strong_20_Emphasis"><text:span text:style-name="T15">het </text:span></text:span><text:span text:style-name="Strong_20_Emphasis"><text:span text:style-name="T10">ISO-bestand </text:span></text:span><text:span text:style-name="Strong_20_Emphasis"><text:span text:style-name="T19">(bron)</text:span></text:span><text:span text:style-name="Strong_20_Emphasis"><text:span text:style-name="T10">.</text:span></text:span></text:p>
            </text:list-item>
            <text:list-item>
              <text:p text:style-name="P32"><text:span text:style-name="Strong_20_Emphasis"><text:span text:style-name="T10">Selecteer </text:span></text:span><text:span text:style-name="Strong_20_Emphasis"><text:span text:style-name="T15">de</text:span></text:span><text:span text:style-name="Emphasis"><text:span text:style-name="T45"> </text:span></text:span><text:span text:style-name="Strong_20_Emphasis"><text:span text:style-name="T17"><text:reference-ref text:reference-format="text" text:ref-name="Medium">USB-stick</text:reference-ref></text:span></text:span><text:span text:style-name="Strong_20_Emphasis"><text:span text:style-name="T17"><text:s/></text:span></text:span><text:span text:style-name="Strong_20_Emphasis"><text:span text:style-name="T19">(doel).</text:span></text:span></text:p>
            </text:list-item>
            <text:list-item>
              <text:p text:style-name="P31"><text:span text:style-name="Strong_20_Emphasis"><text:span text:style-name="T10">Op </text:span></text:span><text:span text:style-name="Strong_20_Emphasis"><text:span text:style-name="T15">het </text:span></text:span><text:span text:style-name="Strong_20_Emphasis"><text:span text:style-name="T10">scherm </text:span></text:span><text:span text:style-name="Strong_20_Emphasis"><text:span text:style-name="T46">dus vv.rr.mm - persistent live drive settings</text:span></text:span><text:span text:style-name="Strong_20_Emphasis"><text:span text:style-name="T10"> </text:span></text:span><text:span text:style-name="Strong_20_Emphasis"><text:span text:style-name="T16">niets</text:span></text:span><text:span text:style-name="Strong_20_Emphasis"><text:span text:style-name="T10"> aanvinken !</text:span></text:span></text:p>
            </text:list-item>
            <text:list-item>
              <text:p text:style-name="P31"><text:span text:style-name="Strong_20_Emphasis"><text:span text:style-name="T10">Op </text:span></text:span><text:span text:style-name="Strong_20_Emphasis"><text:span text:style-name="T15">het </text:span></text:span><text:span text:style-name="Strong_20_Emphasis"><text:span text:style-name="T10">scherm </text:span></text:span><text:span text:style-name="Strong_20_Emphasis"><text:span text:style-name="T46">dus vv.rr.mm - Do you want to use 'grub.img'?</text:span></text:span><text:span text:style-name="Strong_20_Emphasis"><text:span text:style-name="T10">' klik op </text:span></text:span><text:span text:style-name="Strong_20_Emphasis"><text:span text:style-name="T46">Nee</text:span></text:span><text:span text:style-name="Strong_20_Emphasis"><text:span text:style-name="T10"> !</text:span></text:span></text:p>
            </text:list-item>
            <text:list-item>
              <text:p text:style-name="P33"><text:span text:style-name="Strong_20_Emphasis"><text:span text:style-name="T17">Na de melding </text:span></text:span><text:span text:style-name="Strong_20_Emphasis"><text:span text:style-name="T150">Work done with /dev/sdx :-)</text:span></text:span><text:span text:style-name="Strong_20_Emphasis"><text:span text:style-name="T17"> is de </text:span></text:span><text:span text:style-name="Strong_20_Emphasis"><text:span text:style-name="T17"><text:reference-ref text:reference-format="text" text:ref-name="Medium">USB-stick</text:reference-ref></text:span></text:span><text:span text:style-name="Strong_20_Emphasis"><text:span text:style-name="T17"><text:s/>te gebruiken als Live</text:span></text:span><text:span text:style-name="Strong_20_Emphasis"><text:span text:style-name="T57">1</text:span></text:span><text:span text:style-name="Strong_20_Emphasis"><text:span text:style-name="T17"> </text:span></text:span><text:span text:style-name="Strong_20_Emphasis"><text:span text:style-name="T20"><text:reference-ref text:reference-format="text" text:ref-name="Distributie">Ubuntu</text:reference-ref></text:span></text:span><text:span text:style-name="Strong_20_Emphasis"><text:span text:style-name="T20"><text:s/></text:span></text:span><text:span text:style-name="Strong_20_Emphasis"><text:span text:style-name="T17"><text:reference-ref text:reference-format="text" text:ref-name="Medium">USB-stick</text:reference-ref></text:span></text:span><text:span text:style-name="Strong_20_Emphasis"><text:span text:style-name="T17"><text:s/>mét </text:span></text:span><text:span text:style-name="Strong_20_Emphasis"><text:span text:style-name="T18">persistentie</text:span></text:span><text:span text:style-name="Strong_20_Emphasis"><text:span text:style-name="T57">2</text:span></text:span><text:span text:style-name="Strong_20_Emphasis"><text:span text:style-name="T18">.</text:span></text:span></text:p>
            </text:list-item>
          </text:list>
        </text:list-item>
        <text:list-item>
          <text:p text:style-name="P35">Installatie afronden</text:p>
          <text:p text:style-name="P38"><text:span text:style-name="Emphasis"><text:span text:style-name="T112"/></text:span></text:p>
          <text:list>
            <text:list-item>
              <text:p text:style-name="P40"><text:span text:style-name="T127">Start op vanaf de zonet aangemaakte Live</text:span><text:span text:style-name="Strong_20_Emphasis"><text:span text:style-name="T110"><text:note text:id="ftn3" text:note-class="footnote"><text:note-citation>1</text:note-citation><text:note-body><text:p text:style-name="P19"><text:span text:style-name="T148">Vanaf ee</text:span>n Live <text:reference-ref text:reference-format="text" text:ref-name="Medium">USB-stick</text:reference-ref><text:span text:style-name="T108"><text:s/></text:span>kunt <text:span text:style-name="T148">u opstarten en</text:span> met <text:reference-ref text:reference-format="text" text:ref-name="Distributie">Ubuntu</text:reference-ref><text:s/>werken zonder deze te installeren.</text:p></text:note-body></text:note></text:span></text:span><text:span text:style-name="T127"> </text:span><text:span text:style-name="Strong_20_Emphasis"><text:span text:style-name="T111"><text:reference-ref text:reference-format="text" text:ref-name="Medium">USB-stick</text:reference-ref></text:span></text:span><text:span text:style-name="T127">.</text:span></text:p>
            </text:list-item>
            <text:list-item>
              <text:p text:style-name="P44"><text:span text:style-name="T127">M</text:span><text:span text:style-name="T121">aak indien gewenst een nieuwe gebruiker </text:span><text:span text:style-name="Definition"><text:span text:style-name="T114">g</text:span></text:span><text:span text:style-name="Definition"><text:span text:style-name="T113">ebruiker</text:span></text:span><text:span text:style-name="Definition"><text:span text:style-name="T115">_NL</text:span></text:span><text:span text:style-name="T121"> aan.</text:span></text:p>
            </text:list-item>
            <text:list-item>
              <text:p text:style-name="P45"><text:span text:style-name="T134">Zet automatisch aanmelden gebruiker </text:span><text:span text:style-name="T134"><text:reference-ref text:reference-format="text" text:ref-name="Computernaam">ubuntu</text:reference-ref></text:span><text:span text:style-name="T134"><text:s/>uit via </text:span><text:span text:style-name="Strong_20_Emphasis"><text:span text:style-name="T141">Users</text:span></text:span><text:span text:style-name="T134">.</text:span></text:p>
            </text:list-item>
            <text:list-item>
              <text:p text:style-name="P44"><text:span text:style-name="T121">Aanmelden als gebruiker </text:span><text:span text:style-name="Definition"><text:span text:style-name="T114">g</text:span></text:span><text:span text:style-name="Definition"><text:span text:style-name="T113">ebruiker</text:span></text:span><text:span text:style-name="Definition"><text:span text:style-name="T115">_NL</text:span></text:span><text:span text:style-name="T132">.</text:span></text:p>
            </text:list-item>
            <text:list-item>
              <text:p text:style-name="P46"><text:span text:style-name="T132">V</text:span><text:span text:style-name="T129">ia </text:span><text:span text:style-name="Strong_20_Emphasis"><text:span text:style-name="T138">Language Support </text:span></text:span><text:span text:style-name="T129">(</text:span><text:span text:style-name="Strong_20_Emphasis"><text:span text:style-name="T138">Taalondersteuning</text:span></text:span><text:span text:style-name="T129">), </text:span><text:span text:style-name="T132">voeg taal </text:span><text:span text:style-name="Strong_20_Emphasis"><text:span text:style-name="T140">Dutch</text:span></text:span><text:span text:style-name="T132"> toe, en </text:span><text:span text:style-name="T121">zet de taal </text:span><text:span text:style-name="T128">op </text:span><text:span text:style-name="Strong_20_Emphasis"><text:span text:style-name="T139">Nederlands </text:span></text:span><text:span text:style-name="Strong_20_Emphasis"><text:span text:style-name="T138">(</text:span></text:span><text:span text:style-name="Strong_20_Emphasis"><text:span text:style-name="T139">Nederland</text:span></text:span><text:span text:style-name="Strong_20_Emphasis"><text:span text:style-name="T138">)</text:span></text:span><text:span text:style-name="T128">.</text:span></text:p>
            </text:list-item>
            <text:list-item>
              <text:p text:style-name="P46"><text:span text:style-name="T133">Wijzig via </text:span><text:span text:style-name="T136">Datum en tijd</text:span><text:span text:style-name="T133"> de tijdzone naar </text:span><text:span text:style-name="T136">CEST (Amsterdam, Nederland</text:span><text:span text:style-name="T133">).<text:line-break/></text:span></text:p>
            </text:list-item>
            <text:list-item>
              <text:p text:style-name="P41"><text:span text:style-name="T131">Volg</text:span><text:span text:style-name="T122"> </text:span><text:span text:style-name="T123">C</text:span><text:span text:style-name="T122">hecklist </text:span><text:span text:style-name="T124">i</text:span><text:span text:style-name="T122">nstall</text:span><text:span text:style-name="T125">atie </text:span><text:span text:style-name="T125"><text:reference-ref text:reference-format="text" text:ref-name="Distributie">Ubuntu</text:reference-ref></text:span><text:span text:style-name="T122"><text:s/></text:span><text:span text:style-name="T122"><text:reference-ref text:reference-format="text" text:ref-name="Versie">18.04 LTS</text:reference-ref></text:span><text:span text:style-name="T122"><text:s/></text:span><text:span text:style-name="T122"><text:reference-ref text:reference-format="text" text:ref-name="Editie">desktop</text:reference-ref></text:span><text:span text:style-name="T122">.</text:span></text:p>
            </text:list-item>
          </text:list>
          <text:p text:style-name="P47"/>
          <text:p text:style-name="P49"/>
        </text:list-item>
        <text:list-item>
          <text:p text:style-name="P24">Gebruiker inrichten</text:p>
          <text:p text:style-name="P39"><text:span text:style-name="Emphasis"><text:span text:style-name="T112"/></text:span></text:p>
          <text:list>
            <text:list-item>
              <text:p text:style-name="P43"><text:span text:style-name="T135">Aanmelden als gebruiker </text:span><text:span text:style-name="Definition"><text:span text:style-name="T114">g</text:span></text:span><text:span text:style-name="Definition"><text:span text:style-name="T116">ebruiker</text:span></text:span><text:span text:style-name="Definition"><text:span text:style-name="T115">_NL</text:span></text:span><text:span text:style-name="T130"> </text:span><text:span text:style-name="T135">of </text:span><text:span text:style-name="User_20_Entry"><text:span text:style-name="T142"><text:reference-ref text:reference-format="text" text:ref-name="Computernaam">ubuntu</text:reference-ref></text:span></text:span><text:span text:style-name="T130">.<text:line-break/></text:span></text:p>
            </text:list-item>
            <text:list-item>
              <text:p text:style-name="P42"><text:span text:style-name="T131">Volg</text:span><text:span text:style-name="T122"> </text:span><text:span text:style-name="T123">C</text:span><text:span text:style-name="T122">hecklist </text:span><text:span text:style-name="T124">i</text:span><text:span text:style-name="T122">nstall</text:span><text:span text:style-name="T125">atie </text:span><text:span text:style-name="T125"><text:reference-ref text:reference-format="text" text:ref-name="Distributie">Ubuntu</text:reference-ref></text:span><text:span text:style-name="T122"><text:s/></text:span><text:span text:style-name="T122"><text:reference-ref text:reference-format="text" text:ref-name="Versie">18.04 LTS</text:reference-ref></text:span><text:span text:style-name="T122"><text:s/></text:span><text:span text:style-name="T122"><text:reference-ref text:reference-format="text" text:ref-name="Editie">desktop</text:reference-ref></text:span><text:span text:style-name="T126">.</text:span></text:p>
            </text:list-item>
          </text:list>
          <text:p text:style-name="P48"/>
          <text:p text:style-name="P50"/>
        </text:list-item>
      </text:list>
      <text:p text:style-name="P17"><text:span text:style-name="T47">De installatie van </text:span><text:span text:style-name="T47"><text:reference-ref text:reference-format="text" text:ref-name="Distributie">Ubuntu</text:reference-ref></text:span><text:span text:style-name="T47"><text:s/></text:span><text:span text:style-name="T48"><text:reference-ref text:reference-format="text" text:ref-name="Versie">18.04 LTS</text:reference-ref></text:span><text:span text:style-name="T47"><text:s/></text:span><text:span text:style-name="T47"><text:reference-ref text:reference-format="text" text:ref-name="Editie">desktop</text:reference-ref></text:span><text:span text:style-name="T47"><text:s/></text:span><text:span text:style-name="T49">op </text:span><text:span text:style-name="T49"><text:reference-ref text:reference-format="text" text:ref-name="Computernaam">ubuntu</text:reference-ref></text:span><text:span text:style-name="T49"><text:s/></text:span><text:span text:style-name="T50">(</text:span><text:span text:style-name="T51">l</text:span><text:span text:style-name="T50">ive persistent</text:span><text:span text:style-name="Strong_20_Emphasis"><text:span text:style-name="T32"><text:note text:id="ftn4" text:note-class="footnote"><text:note-citation>2</text:note-citation><text:note-body><text:p text:style-name="P19"><text:span text:style-name="T149">Na het afsluiten blijven instellingen en gegevens opgeslagen</text:span>.</text:p></text:note-body></text:note></text:span></text:span><text:span text:style-name="T50">) </text:span><text:span text:style-name="T47">is voltooid.</text:span><text:span text:style-name="Strong_20_Emphasis"><text:span text:style-name="T32"> </text:span></text:span><text:span text:style-name="Strong_20_Emphasis"><text:span text:style-name="T36">Vanaf d</text:span></text:span><text:span text:style-name="Strong_20_Emphasis"><text:span text:style-name="T35">eze </text:span></text:span><text:span text:style-name="Strong_20_Emphasis"><text:span text:style-name="T38">Live </text:span></text:span><text:span text:style-name="Strong_20_Emphasis"><text:span text:style-name="T31"><text:reference-ref text:reference-format="text" text:ref-name="Distributie">Ubuntu</text:reference-ref></text:span></text:span><text:span text:style-name="Strong_20_Emphasis"><text:span text:style-name="T31"><text:s/></text:span></text:span><text:span text:style-name="Strong_20_Emphasis"><text:span text:style-name="T35">USB-stick </text:span></text:span><text:span text:style-name="Strong_20_Emphasis"><text:span text:style-name="T37">kan </text:span></text:span><text:span text:style-name="Strong_20_Emphasis"><text:span text:style-name="T39"><text:reference-ref text:reference-format="text" text:ref-name="Distributie">Ubuntu</text:reference-ref></text:span></text:span><text:span text:style-name="Strong_20_Emphasis"><text:span text:style-name="T39"><text:s/></text:span></text:span><text:span text:style-name="Strong_20_Emphasis"><text:span text:style-name="T37">worden opgestart</text:span></text:span><text:span text:style-name="Strong_20_Emphasis"><text:span text:style-name="T33"> </text:span></text:span><text:span text:style-name="Strong_20_Emphasis"><text:span text:style-name="T35">op</text:span></text:span><text:span text:style-name="Strong_20_Emphasis"><text:span text:style-name="T33"> </text:span></text:span><text:span text:style-name="Strong_20_Emphasis"><text:span text:style-name="T34">een willekeurige pc.</text:span></text:span></text:p>
      <text:p text:style-name="P13"/>
      <text:p text:style-name="P16">Einde c<text:span text:style-name="T83">hecklist.</text:span></text:p>
      <text:p text:style-name="P9"/>
      <text:p text:style-name="P10"><text:span text:style-name="T143">Deze c</text:span><text:span text:style-name="T144">hecklist is g</text:span><text:span text:style-name="T137">emaakt door Karel Zimmer</text:span><text:span text:style-name="Strong_20_Emphasis"><text:span text:style-name="T117"> </text:span></text:span><text:span text:style-name="T137">(</text:span><text:a xlink:type="simple" xlink:href="https://karelzimmer.nl/" text:style-name="Internet_20_link" text:visited-style-name="Visited_20_Internet_20_Link"><text:span text:style-name="Internet_20_link"><text:span text:style-name="T120">karelzimmer.nl</text:span></text:span></text:a><text:span text:style-name="T137">, </text:span><text:a xlink:type="simple" xlink:href="mailto:info@karelzimmer.nl" text:style-name="Internet_20_link" text:visited-style-name="Visited_20_Internet_20_Link">info@karelzimmer.nl</text:a><text:span text:style-name="T137">).</text:span><text:span text:style-name="Strong_20_Emphasis"><text:span text:style-name="T117"><text:note text:id="ftn5" text:note-class="footnote"><text:note-citation text:label="©">©</text:note-citation><text:note-body><text:p text:style-name="P18">Dit werk valt onder een Creative Commons Naamsvermelding-GelijkDelen 4.0 Internationaal licentie.</text:p></text:note-body></text:note></text:span></text:span></text:p>
      <text:p text:style-name="P10"><text:span text:style-name="Strong_20_Emphasis"><text:span text:style-name="T117"/></text:span></text:p>
      <text:p text:style-name="P10"><text:span text:style-name="Strong_20_Emphasis"><text:span text:style-name="T117"/></text:span></text:p>
      <text:p text:style-name="P10"><text:span text:style-name="Strong_20_Emphasis"><text:span text:style-name="T117"/></text:span></text:p>
      <text:p text:style-name="P10"><text:span text:style-name="Strong_20_Emphasis"><text:span text:style-name="T117"/></text:span></text:p>
      <text:p text:style-name="P11"><text:span text:style-name="Strong_20_Emphasis"><text:span text:style-name="T119">Zie ook:</text:span></text:span><text:span text:style-name="Strong_20_Emphasis"><text:span text:style-name="T118"> </text:span></text:span></text:p>
      <text:p text:style-name="P11"><text:a xlink:type="simple" xlink:href="https://help.ubuntu.com/community/mkusb" text:style-name="Internet_20_link" text:visited-style-name="Visited_20_Internet_20_Link"><text:span text:style-name="Strong_20_Emphasis"><text:span text:style-name="T118">https://help.ubuntu.com/community/mkusb</text:span></text:span></text:a></text:p>
      <text:p text:style-name="P11"><text:a xlink:type="simple" xlink:href="https://www.howtogeek.com/howto/14912" text:style-name="Internet_20_link" text:visited-style-name="Visited_20_Internet_20_Link"><text:span text:style-name="Strong_20_Emphasis"><text:span text:style-name="T118">https://www.howtogeek.com/howto/14912</text:span></text:span></text:a></text:p>
      <text:p text:style-name="P11"><text:span text:style-name="Strong_20_Emphasis"><text:span text:style-name="T1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669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18.04 LTS desktop ubuntu</text:file-name><text:tab/><text:date style:data-style-name="N36" text:date-value="2019-12-02T22:05:17.334452737">02-12-2019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subject>Installatie PC software</dc:subject>
    <meta:initial-creator>Karel Zimmer</meta:initial-creator>
    <meta:creation-date>1995-11-21T17:41:00</meta:creation-date>
    <dc:date>2019-12-02T22:05:17.267028136</dc:date>
    <meta:keyword>Installatie</meta:keyword>
    <meta:keyword>Checklist</meta:keyword>
    <meta:keyword>Linux</meta:keyword>
    <meta:editing-cycles>2452</meta:editing-cycles>
    <meta:editing-duration>P5DT1H1M25S</meta:editing-duration>
    <dc:creator>Karel Zimmer</dc:creator>
    <meta:document-statistic meta:table-count="0" meta:image-count="0" meta:object-count="0" meta:page-count="2" meta:paragraph-count="47" meta:word-count="493" meta:character-count="3229" meta:non-whitespace-character-count="2764"/>
    <meta:user-defined meta:name="Info 1"/>
    <meta:user-defined meta:name="Info 2"/>
    <meta:user-defined meta:name="Info 3"/>
    <meta:user-defined meta:name="Info 4"/>
  </office:meta>
</office:document-meta>
</file>